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KO&quot;" style:apply-style-name="Error" style:base-cell-address="Feuille1.J4"/>
      <style:map style:condition="cell-content()=&quot;OK&quot;" style:apply-style-name="Good" style:base-cell-address="Feuille1.J4"/>
    </style:style>
    <style:style style:name="ce3" style:family="table-cell" style:parent-style-name="Default">
      <style:map style:condition="cell-content()=&quot;KO&quot;" style:apply-style-name="Error" style:base-cell-address="Feuille1.J4"/>
      <style:map style:condition="cell-content()=&quot;OK&quot;" style:apply-style-name="Good" style:base-cell-address="Feuille1.J4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>
            <text:p>WIFI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CON TYPE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CURL SETTING</text:p>
          </table:table-cell>
          <table:table-cell office:value-type="string" calcext:value-type="string">
            <text:p>WATCH to PHONE</text:p>
          </table:table-cell>
          <table:table-cell office:value-type="string" calcext:value-type="string">
            <text:p>PHONE to NET</text:p>
          </table:table-cell>
          <table:table-cell office:value-type="string" calcext:value-type="string">
            <text:p>VPN</text:p>
          </table:table-cell>
          <table:table-cell table:style-name="ce1" office:value-type="string" calcext:value-type="string">
            <text:p>RESULT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WIFI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192.168.153.100:80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192.168.153.100:80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CELLULA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CRASH</text:p>
          </table:table-cell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CELLULA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6"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8"/>
          <table:table-cell table:style-name="ce3"/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 table:style-name="ce3"/>
          <table:table-cell table:style-name="Default"/>
        </table:table-row>
        <calcext:conditional-formats>
          <calcext:conditional-format calcext:target-range-address="Feuille1.J4:Feuille1.J17">
            <calcext:condition calcext:apply-style-name="Error" calcext:value="=&quot;KO&quot;" calcext:base-cell-address="Feuille1.J4"/>
            <calcext:condition calcext:apply-style-name="Good" calcext:value="=&quot;OK&quot;" calcext:base-cell-address="Feuille1.J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15:06:45.339000000</meta:creation-date>
    <dc:date>2020-04-05T15:31:29.050000000</dc:date>
    <meta:editing-duration>PT24M55S</meta:editing-duration>
    <meta:editing-cycles>3</meta:editing-cycles>
    <meta:generator>LibreOffice/6.3.4.2$Windows_x86 LibreOffice_project/60da17e045e08f1793c57c00ba83cdfce946d0aa</meta:generator>
    <meta:document-statistic meta:table-count="1" meta:cell-count="46" meta:object-count="0"/>
  </office:meta>
</office:document-meta>
</file>